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9" style:parent-style-name="Standard" style:family="paragraph">
      <style:paragraph-properties fo:text-align="center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1" style:parent-style-name="Standard" style:family="paragraph">
      <style:paragraph-properties fo:text-align="center" fo:line-height="150%"/>
      <style:text-properties style:font-name-complex="Times New Roman" style:font-size-complex="14pt"/>
    </style:style>
    <style:style style:name="P12" style:parent-style-name="Standard" style:family="paragraph">
      <style:paragraph-properties fo:text-align="center" fo:line-height="150%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9" style:parent-style-name="Standard" style:family="paragraph">
      <style:paragraph-properties fo:text-align="center" fo:line-height="150%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</style:style>
    <style:style style:name="P26" style:parent-style-name="Standard" style:family="paragraph">
      <style:paragraph-properties fo:text-align="center" fo:line-height="150%"/>
    </style:style>
    <style:style style:name="P27" style:parent-style-name="Standard" style:family="paragraph">
      <style:paragraph-properties fo:text-align="center" fo:line-height="150%"/>
    </style:style>
    <style:style style:name="P28" style:parent-style-name="Standard" style:family="paragraph">
      <style:paragraph-properties fo:text-align="center" fo:line-height="150%"/>
    </style:style>
    <style:style style:name="P29" style:parent-style-name="Standard" style:family="paragraph">
      <style:paragraph-properties fo:line-height="100%" fo:margin-left="3.4416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30" style:parent-style-name="Standard" style:family="paragraph">
      <style:paragraph-properties fo:line-height="100%" fo:margin-left="4.9166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32" style:parent-style-name="Standard" style:family="paragraph">
      <style:paragraph-properties fo:line-height="100%" fo:margin-left="3.4416in">
        <style:tab-stops/>
      </style:paragraph-properties>
    </style:style>
    <style:style style:name="T33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34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35" style:parent-style-name="Standard" style:family="paragraph">
      <style:paragraph-properties fo:line-height="100%" fo:margin-left="3.4416in">
        <style:tab-stops/>
      </style:paragraph-properties>
    </style:style>
    <style:style style:name="T36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37" style:parent-style-name="Standard" style:family="paragraph">
      <style:paragraph-properties fo:line-height="100%" fo:margin-left="3.4416in">
        <style:tab-stops/>
      </style:paragraph-properties>
    </style:style>
    <style:style style:name="T38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39" style:parent-style-name="Standard" style:family="paragraph">
      <style:paragraph-properties fo:line-height="100%" fo:margin-left="3.4416in">
        <style:tab-stops/>
      </style:paragraph-properties>
    </style:style>
    <style:style style:name="T40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41" style:parent-style-name="Standard" style:family="paragraph">
      <style:paragraph-properties fo:line-height="100%" fo:margin-left="3.4416in">
        <style:tab-stops/>
      </style:paragraph-properties>
      <style:text-properties fo:font-size="13pt" style:font-size-asian="13pt" style:font-size-complex="13pt"/>
    </style:style>
    <style:style style:name="P42" style:parent-style-name="Standard" style:family="paragraph">
      <style:paragraph-properties fo:text-align="center" fo:line-height="0.1576in"/>
    </style:style>
    <style:style style:name="T43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44" style:parent-style-name="Standard" style:family="paragraph">
      <style:paragraph-properties fo:text-align="center" fo:line-height="0.1576in"/>
    </style:style>
    <style:style style:name="T45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46" style:parent-style-name="Standard" style:family="paragraph">
      <style:paragraph-properties fo:break-before="page" fo:text-align="center" fo:margin-bottom="0in" fo:line-height="150%"/>
    </style:style>
    <style:style style:name="T47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P48" style:parent-style-name="Абзацсписка" style:list-style-name="WWNum1" style:family="paragraph">
      <style:paragraph-properties fo:text-align="justify" fo:margin-bottom="0in" fo:line-height="150%" fo:margin-left="0in" fo:text-indent="0in">
        <style:tab-stops/>
      </style:paragraph-properties>
    </style:style>
    <style:style style:name="T4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3pt"/>
    </style:style>
    <style:style style:name="P50" style:parent-style-name="Абзацсписка" style:family="paragraph">
      <style:paragraph-properties fo:text-align="justify" fo:margin-bottom="0in" fo:line-height="150%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53" style:parent-style-name="Абзацсписка" style:list-style-name="WWNum1" style:family="paragraph">
      <style:paragraph-properties fo:text-align="justify" fo:margin-bottom="0in" fo:line-height="150%"/>
    </style:style>
    <style:style style:name="T5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3pt"/>
    </style:style>
    <style:style style:name="P55" style:parent-style-name="Абзацсписка" style:family="paragraph">
      <style:paragraph-properties fo:text-align="justify" fo:margin-bottom="0in" fo:line-height="150%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57" style:parent-style-name="Абзацсписка" style:list-style-name="WWNum1" style:family="paragraph">
      <style:paragraph-properties fo:text-align="justify" fo:margin-bottom="0in" fo:line-height="150%"/>
    </style:style>
    <style:style style:name="T5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3pt"/>
    </style:style>
    <style:style style:name="P59" style:parent-style-name="Абзацсписка" style:family="paragraph">
      <style:paragraph-properties fo:text-align="justify" fo:margin-bottom="0in" fo:line-height="150%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62" style:parent-style-name="Абзацсписка" style:list-style-name="WWNum1" style:family="paragraph">
      <style:paragraph-properties fo:text-align="justify" fo:margin-bottom="0in" fo:line-height="150%"/>
    </style:style>
    <style:style style:name="T6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3pt"/>
    </style:style>
    <style:style style:name="P64" style:parent-style-name="Абзацсписка" style:list-style-name="WWNum1" style:family="paragraph">
      <style:paragraph-properties fo:text-align="justify" fo:margin-bottom="0in" fo:line-height="150%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66" style:parent-style-name="Абзацсписка" style:family="paragraph">
      <style:paragraph-properties fo:text-align="justify" fo:margin-bottom="0in" fo:line-height="150%" fo:margin-left="0.4472in">
        <style:tab-stops/>
      </style:paragraph-properties>
      <style:text-properties style:font-name="Times New Roman" style:font-name-complex="Times New Roman" fo:font-size="14pt" style:font-size-asian="14pt" style:font-size-complex="13pt"/>
    </style:style>
    <style:style style:name="P67" style:parent-style-name="Абзацсписка" style:family="paragraph">
      <style:paragraph-properties fo:text-align="justify" fo:margin-bottom="0in" fo:line-height="150%" fo:margin-left="0.4472in">
        <style:tab-stops/>
      </style:paragraph-properties>
      <style:text-properties style:font-name="Times New Roman" style:font-name-complex="Times New Roman" fo:font-size="14pt" style:font-size-asian="14pt" style:font-size-complex="13pt"/>
    </style:style>
    <style:style style:name="P68" style:parent-style-name="Абзацсписка" style:family="paragraph">
      <style:paragraph-properties fo:text-align="justify" fo:margin-bottom="0in" fo:line-height="150%" fo:margin-left="0.4472in">
        <style:tab-stops/>
      </style:paragraph-properties>
      <style:text-properties style:font-name="Times New Roman" style:font-name-complex="Times New Roman" fo:font-size="14pt" style:font-size-asian="14pt" style:font-size-complex="13pt"/>
    </style:style>
    <style:style style:name="P69" style:parent-style-name="Абзацсписка" style:family="paragraph">
      <style:paragraph-properties fo:text-align="justify" fo:margin-bottom="0in" fo:line-height="150%" fo:margin-left="0.4472in">
        <style:tab-stops/>
      </style:paragraph-properties>
      <style:text-properties style:font-name="Times New Roman" style:font-name-complex="Times New Roman" fo:font-size="14pt" style:font-size-asian="14pt" style:font-size-complex="13pt"/>
    </style:style>
    <style:style style:name="P70" style:parent-style-name="Абзацсписка" style:family="paragraph">
      <style:paragraph-properties fo:text-align="justify" fo:margin-bottom="0in" fo:line-height="150%" fo:margin-left="0.4472in">
        <style:tab-stops/>
      </style:paragraph-properties>
      <style:text-properties style:font-name="Times New Roman" style:font-name-complex="Times New Roman" fo:font-size="14pt" style:font-size-asian="14pt" style:font-size-complex="13pt"/>
    </style:style>
    <style:style style:name="P71" style:parent-style-name="Абзацсписка" style:family="paragraph">
      <style:paragraph-properties fo:text-align="justify" fo:margin-bottom="0in" fo:line-height="150%" fo:margin-left="0.4472in">
        <style:tab-stops/>
      </style:paragraph-properties>
    </style:style>
    <style:style style:name="P72" style:parent-style-name="Абзацсписка" style:list-style-name="WWNum1" style:family="paragraph">
      <style:paragraph-properties fo:text-align="justify" fo:margin-bottom="0in" fo:line-height="150%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76" style:parent-style-name="Абзацсписка" style:list-style-name="WWNum1" style:family="paragraph">
      <style:paragraph-properties fo:text-align="justify" fo:margin-bottom="0in" fo:line-height="150%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79" style:parent-style-name="Абзацсписка" style:list-style-name="WWNum1" style:family="paragraph">
      <style:paragraph-properties fo:text-align="justify" fo:margin-bottom="0in" fo:line-height="150%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81" style:parent-style-name="Абзацсписка" style:list-style-name="WWNum1" style:family="paragraph">
      <style:paragraph-properties fo:text-align="justify" fo:margin-bottom="0in" fo:line-height="150%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89" style:parent-style-name="Абзацсписка" style:list-style-name="WWNum1" style:family="paragraph">
      <style:paragraph-properties fo:text-align="justify" fo:margin-bottom="0in" fo:line-height="150%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92" style:parent-style-name="Абзацсписка" style:family="paragraph">
      <style:paragraph-properties fo:text-align="justify" fo:margin-bottom="0in" fo:line-height="150%" fo:margin-left="1.25in">
        <style:tab-stops/>
      </style:paragraph-properties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94" style:parent-style-name="Абзацсписка" style:family="paragraph">
      <style:paragraph-properties fo:text-align="justify" fo:margin-bottom="0in" fo:line-height="150%" fo:margin-left="1.25in">
        <style:tab-stops/>
      </style:paragraph-properties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96" style:parent-style-name="Абзацсписка" style:list-style-name="WWNum1" style:family="paragraph">
      <style:paragraph-properties fo:text-align="justify" fo:margin-bottom="0in" fo:line-height="150%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8" style:parent-style-name="Абзацсписка" style:list-style-name="WWNum1" style:family="paragraph">
      <style:paragraph-properties fo:text-align="justify" fo:margin-bottom="0in" fo:line-height="150%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0" style:parent-style-name="Абзацсписка" style:list-style-name="WWNum1" style:family="paragraph">
      <style:paragraph-properties fo:text-align="justify" fo:margin-bottom="0in" fo:line-height="150%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2" style:parent-style-name="Абзацсписка" style:list-style-name="WWNum1" style:family="paragraph">
      <style:paragraph-properties fo:text-align="justify" fo:margin-bottom="0in" fo:line-height="150%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05" style:parent-style-name="Абзацсписка" style:list-style-name="WWNum1" style:family="paragraph">
      <style:paragraph-properties fo:text-align="justify" fo:margin-bottom="0in" fo:line-height="150%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3pt" fo:language="en" fo:country="US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14" style:parent-style-name="Абзацсписка" style:list-style-name="WWNum1" style:family="paragraph">
      <style:paragraph-properties fo:text-align="justify" fo:margin-bottom="0in" fo:line-height="150%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3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25" style:parent-style-name="Абзацсписка" style:list-style-name="WWNum1" style:family="paragraph">
      <style:paragraph-properties fo:text-align="justify" fo:line-height="150%"/>
    </style:style>
    <style:style style:name="T12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3pt"/>
    </style:style>
    <style:style style:name="P127" style:parent-style-name="Абзацсписка" style:list-style-name="WWNum1" style:family="paragraph">
      <style:paragraph-properties fo:text-align="justify" fo:line-height="150%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29" style:parent-style-name="Абзацсписка" style:list-style-name="WWNum1" style:family="paragraph">
      <style:paragraph-properties fo:text-align="justify" fo:line-height="150%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31" style:parent-style-name="Абзацсписка" style:list-style-name="WWNum1" style:family="paragraph">
      <style:paragraph-properties fo:text-align="justify" fo:line-height="150%"/>
    </style:style>
    <style:style style:name="T13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3pt"/>
    </style:style>
    <style:style style:name="P133" style:parent-style-name="Абзацсписка" style:list-style-name="WWNum1" style:family="paragraph">
      <style:paragraph-properties fo:text-align="justify" fo:line-height="150%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6" style:parent-style-name="Абзацсписка" style:list-style-name="WWNum1" style:family="paragraph">
      <style:paragraph-properties fo:text-align="justify" fo:line-height="150%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38" style:parent-style-name="Абзацсписка" style:list-style-name="WWNum1" style:family="paragraph">
      <style:paragraph-properties fo:text-align="justify" fo:line-height="150%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40" style:parent-style-name="Абзацсписка" style:list-style-name="WWNum1" style:family="paragraph">
      <style:paragraph-properties fo:text-align="justify" fo:line-height="150%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43" style:parent-style-name="Абзацсписка" style:list-style-name="WWNum1" style:family="paragraph">
      <style:paragraph-properties fo:text-align="justify" fo:line-height="150%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45" style:parent-style-name="Абзацсписка" style:list-style-name="WWNum1" style:family="paragraph">
      <style:paragraph-properties fo:text-align="justify" fo:line-height="150%"/>
    </style:style>
    <style:style style:name="T14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3pt"/>
    </style:style>
    <style:style style:name="P147" style:parent-style-name="Абзацсписка" style:list-style-name="WWNum1" style:family="paragraph">
      <style:paragraph-properties fo:text-align="justify" fo:line-height="150%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50" style:parent-style-name="Абзацсписка" style:list-style-name="WWNum1" style:family="paragraph">
      <style:paragraph-properties fo:text-align="justify" fo:line-height="150%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52" style:parent-style-name="Абзацсписка" style:list-style-name="WWNum1" style:family="paragraph">
      <style:paragraph-properties fo:text-align="justify" fo:line-height="150%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3pt"/>
    </style:style>
    <style:style style:name="P154" style:parent-style-name="Абзацсписка" style:family="paragraph">
      <style:paragraph-properties fo:margin-bottom="0in" fo:line-height="150%" fo:margin-left="1.25in">
        <style:tab-stops/>
      </style:paragraph-properties>
    </style:style>
  </office:automatic-styles>
  <office:body>
    <office:text text:use-soft-page-breaks="true">
      <text:p text:style-name="P1"><text:span text:style-name="T2">Федеральное государственное бюджетное образовательное учреждение</text:span></text:p>
      <text:p text:style-name="P3"><text:span text:style-name="T4">Минобрнауки России</text:span></text:p>
      <text:p text:style-name="P5"><text:span text:style-name="T6">ВЫСШЕЕ ПРОФЕССИОНАЛЬНОЕ ОБРАЗОВАНИЕ</text:span></text:p>
      <text:p text:style-name="P7"><text:span text:style-name="T8">«Костромской государственный университет»</text:span></text:p>
      <text:p text:style-name="P9"><text:span text:style-name="T10">(ФГБОУ КГУ)</text:span></text:p>
      <text:p text:style-name="P11"/>
      <text:p text:style-name="P12"><text:span text:style-name="T13">Институт<text:s/></text:span><text:span text:style-name="T14">автоматизированных систем и технологий</text:span></text:p>
      <text:p text:style-name="P15"><text:span text:style-name="T16">Кафедра информационных систем и технологий</text:span></text:p>
      <text:p text:style-name="P17"/>
      <text:p text:style-name="P18"/>
      <text:p text:style-name="P19"><text:span text:style-name="T20">Техническое задание</text:span></text:p>
      <text:p text:style-name="P21"><text:span text:style-name="T22">по дисциплине «Технология программирования» на тему:</text:span></text:p>
      <text:p text:style-name="P23"><text:span text:style-name="T24">«Игра «Арканоид»»</text:span></text:p>
      <text:p text:style-name="P25"/>
      <text:p text:style-name="P26"/>
      <text:p text:style-name="P27"/>
      <text:p text:style-name="P28"/>
      <text:p text:style-name="P29">Выполнили: <text:s text:c="11"/>Омеличева Н.А. <text:s text:c="6"/></text:p>
      <text:p text:style-name="P30"><text:span text:style-name="T31">Манукянц А.Э.</text:span></text:p>
      <text:p text:style-name="P32"><text:span text:style-name="T33">Группа:<text:s/></text:span><text:span text:style-name="T34"><text:s text:c="27"/>15-ИС-2</text:span></text:p>
      <text:p text:style-name="P35"><text:span text:style-name="T36">Проверила и утвердила: Киприна Л.Ю.</text:span></text:p>
      <text:p text:style-name="P37"><text:span text:style-name="T38">_______________________________</text:span></text:p>
      <text:p text:style-name="P39"><text:span text:style-name="T40">«___»_____________________2017г</text:span></text:p>
      <text:p text:style-name="P41"/>
      <text:p text:style-name="P42"><text:span text:style-name="T43">Кострома</text:span></text:p>
      <text:p text:style-name="P44"><text:span text:style-name="T45">2017</text:span></text:p>
      <text:p text:style-name="P46"><text:span text:style-name="T47">Техническое задание на разработку игры «Арканоид»</text:span></text:p>
      <text:list text:style-name="WWNum1">
        <text:list-item text:start-value="1">
          <text:p text:style-name="P48"><text:span text:style-name="T49">Введение.</text:span></text:p>
        </text:list-item>
      </text:list>
      <text:p text:style-name="P50"><text:span text:style-name="T51">Игра «Арканоид». Программа развлекательного ха</text:span><text:span text:style-name="T52">рактера для одного или двух игроков.</text:span></text:p>
      <text:list text:style-name="WWNum1" text:continue-numbering="true">
        <text:list-item>
          <text:p text:style-name="P53"><text:span text:style-name="T54">Основания для разработки.</text:span></text:p>
        </text:list-item>
      </text:list>
      <text:p text:style-name="P55"><text:span text:style-name="T56">Разработка ведётся на основании задания на курсовое проектирование по дисциплине «Технология программирования»</text:span></text:p>
      <text:list text:style-name="WWNum1" text:continue-numbering="true">
        <text:list-item>
          <text:p text:style-name="P57"><text:span text:style-name="T58">Назначение разработки.</text:span></text:p>
        </text:list-item>
      </text:list>
      <text:p text:style-name="P59"><text:span text:style-name="T60">Разработка является аттестационной при подготовке<text:s/></text:span><text:span text:style-name="T61">бакалавра.</text:span></text:p>
      <text:list text:style-name="WWNum1" text:continue-numbering="true">
        <text:list-item>
          <text:p text:style-name="P62"><text:span text:style-name="T63">Требования к программному продукту.</text:span></text:p>
          <text:list text:continue-numbering="true">
            <text:list-item>
              <text:p text:style-name="P64"><text:span text:style-name="T65">Вольное описание</text:span></text:p>
            </text:list-item>
          </text:list>
        </text:list-item>
      </text:list>
      <text:p text:style-name="P66">Игра представляет из себя игровое поле, пустое или заполненное блоками<text:s/>разных типов. Поле обрамляется стенами с трех сторон<text:s/>(слева,<text:s/>сверху,<text:s/>справа)<text:s/>в режиме одиночной игры и с двух сторон (слева, справа) в режимах игры по сети или игры с компьютером. В нижней части поля находится доска, которой управляет игрок и только в горизонтальной плоскости.<text:s/>При игре с оппонентом в верхней части поля находится идентичная доска, которой управляет оппонент.</text:p>
      <text:p text:style-name="P67">При старте игры с доски отправляется мяч, движущийся линейно и<text:s/>отскакивающий от стен и блоков.<text:s/>При соприкосновениях с блоками, они разрушаются в зависимости от их прочности. Или не разрушатся вовсе, если блок относится к неразрушимому типу.<text:s/>За разрушение блока игрок получает баллы.</text:p>
      <text:p text:style-name="P68">Задача пользователя, не дать мячу вылететь через нижнюю часть поля, набрать как можно больше баллов<text:s/>и направить мяч за доску соперника, в случае игры с оппонентом.</text:p>
      <text:p text:style-name="P69">При попадании мяча за пределы поля, упустивший его игрок теряет 1 жизнь. Изначально у игроков по три жизни.</text:p>
      <text:p text:style-name="P70">Игра заканчивается, когда у одного из игроков не останется жизней, или на поле будут разрушены все разрушаемые блоки.</text:p>
      <text:p text:style-name="P71"/>
      <text:list text:style-name="WWNum1" text:continue-numbering="true">
        <text:list-item>
          <text:list>
            <text:list-item>
              <text:p text:style-name="P72"><text:span text:style-name="T73">Основные функции игры «</text:span><text:span text:style-name="T74">Арканоид</text:span><text:span text:style-name="T75">»</text:span></text:p>
              <text:list text:continue-numbering="true">
                <text:list-item>
                  <text:p text:style-name="P76"><text:span text:style-name="T77">Главное меню, содержащее два пункта: «Игра»</text:span><text:span text:style-name="T78"><text:s/>и «Помощь».</text:span></text:p>
                </text:list-item>
                <text:list-item>
                  <text:p text:style-name="P79"><text:span text:style-name="T80">При нажатии на пункт «Помощь» выводится файл справки.</text:span></text:p>
                </text:list-item>
                <text:list-item>
                  <text:p text:style-name="P81"><text:span text:style-name="T82">При выборе пункта «Игра», меню изменяет свой вид. В верхней части появляется надпись: «Выберите режим», под которой теперь оказываются</text:span><text:span text:style-name="T83"><text:s/></text:span><text:span text:style-name="T84">две</text:span><text:span text:style-name="T85"><text:s/>кнопки: «Одиночная игра»,</text:span><text:span text:style-name="T86"><text:s/></text:span><text:span text:style-name="T87">«Игра по сети»</text:span><text:span text:style-name="T88">.</text:span></text:p>
                </text:list-item>
                <text:list-item>
                  <text:p text:style-name="P89"><text:span text:style-name="T90">При выборе режима «Одиночная игра» меню закрывается</text:span><text:span text:style-name="T91">. На всё окно программы появляется поле игры. Оно заполняется блоками, случайным образом или по готовым шаблонам.<text:s/></text:span></text:p>
                </text:list-item>
              </text:list>
            </text:list-item>
          </text:list>
        </text:list-item>
      </text:list>
      <text:p text:style-name="P92"><text:span text:style-name="T93">В нижней части поля появляется доска и мяч пока что «приклеенный» к ней.<text:s/></text:span></text:p>
      <text:p text:style-name="P94"><text:span text:style-name="T95">В левом нижнем углу она отображаются жизни, в правом верхнем углу – счёт игрока.</text:span></text:p>
      <text:list text:style-name="WWNum1" text:continue-numbering="true">
        <text:list-item>
          <text:list>
            <text:list-item>
              <text:list>
                <text:list-item>
                  <text:p text:style-name="P96"><text:span text:style-name="T97">При выборе режима «Игра по сети», меню сменит вид на «сетевое». В окне игры будут отображаться кнопка «Быстрая игра» и список игроков, которые тоже находятся в режиме «Игра по сети». В этом списке пользователь сможет найти и себя, но не вызвать на бой. Двойным кликом левой кнопки мыши по имени любого другого игрока пользователь пригласит его в игру. Появится сообщение об ожидании ответа выбранного игрока.</text:span></text:p>
                </text:list-item>
                <text:list-item>
                  <text:p text:style-name="P98"><text:span text:style-name="T99">У игрока, которого приглашают, появится уведомление в правой части экрана с двумя кнопками: «принять» и «отклонить».</text:span></text:p>
                </text:list-item>
                <text:list-item>
                  <text:p text:style-name="P100"><text:span text:style-name="T101">При принятии игроком игры формируется поле, как и для одиночной игры, но только в верхней части поля у обоих игроков отображается оппонент, а не стена. Мяч случайным образом оказывается у одного из игроков.</text:span></text:p>
                </text:list-item>
              </text:list>
            </text:list-item>
            <text:list-item>
              <text:p text:style-name="P102"><text:span text:style-name="T103">О</text:span><text:span text:style-name="T104">рганизация входных данных</text:span></text:p>
              <text:list text:continue-numbering="true">
                <text:list-item>
                  <text:p text:style-name="P105"><text:span text:style-name="T106">Управление в меню игры осуществляется с помощью мыши</text:span><text:span text:style-name="T107"><text:s/>или стрелок клавиатуры</text:span><text:span text:style-name="T108">. Выбор пункта осуществляется нажатием левой кнопки мыши</text:span><text:span text:style-name="T109"><text:s/>или кнопки «</text:span><text:span text:style-name="T110">Enter</text:span><text:span text:style-name="T111">»</text:span><text:span text:style-name="T112">.</text:span><text:span text:style-name="T113"><text:s/>Другие нажатия клавиш и нажатия мыши вне пунктов программы – игнорируются.</text:span></text:p>
                </text:list-item>
                <text:list-item>
                  <text:p text:style-name="P114"><text:span text:style-name="T115">Управление в игре реализуется с</text:span><text:span text:style-name="T116"><text:s/>помощью мыши</text:span><text:span text:style-name="T117"><text:s/>или стрелок клавиатуры</text:span><text:span text:style-name="T118">.<text:s/></text:span><text:span text:style-name="T119">Запуск мяча</text:span><text:span text:style-name="T120"><text:s/>производится при отпускани</text:span><text:span text:style-name="T121">и левой клавиши мыши или клавиши «</text:span><text:span text:style-name="T122">Enter</text:span><text:span text:style-name="T123">»</text:span><text:span text:style-name="T124">.</text:span></text:p>
                </text:list-item>
              </text:list>
            </text:list-item>
          </text:list>
        </text:list-item>
        <text:list-item>
          <text:p text:style-name="P125"><text:span text:style-name="T126">Требования к программной совместимости.</text:span></text:p>
          <text:list text:continue-numbering="true">
            <text:list-item>
              <text:p text:style-name="P127"><text:span text:style-name="T128"><text:s/>Программный продукт работает на ЭВМ с установленным Framework 4.0</text:span></text:p>
            </text:list-item>
            <text:list-item>
              <text:p text:style-name="P129"><text:span text:style-name="T130"><text:s/>Разработка осуществляется на языке C# в среде разработки Visual Studio 2013.</text:span></text:p>
            </text:list-item>
          </text:list>
        </text:list-item>
        <text:list-item>
          <text:p text:style-name="P131"><text:span text:style-name="T132">Требования к программной документации.</text:span></text:p>
          <text:list text:continue-numbering="true">
            <text:list-item>
              <text:p text:style-name="P133"><text:span text:style-name="T134">Разр</text:span><text:span text:style-name="T135">абатываемые программные модули должны быть само-документируемые, т. е. тексты программ должны содержать все необходимые комментарии.</text:span></text:p>
            </text:list-item>
            <text:list-item>
              <text:p text:style-name="P136"><text:span text:style-name="T137"><text:s/>Техническое задание на разработку</text:span></text:p>
            </text:list-item>
            <text:list-item>
              <text:p text:style-name="P138"><text:span text:style-name="T139">Тестовую документацию, содержащую основные тесты и результаты работы программы.</text:span></text:p>
            </text:list-item>
            <text:list-item>
              <text:p text:style-name="P140"><text:span text:style-name="T141"><text:s/></text:span><text:span text:style-name="T142">Руководство пользователя, соответствующее требованиям ГОСТ 19.505-79</text:span></text:p>
            </text:list-item>
            <text:list-item>
              <text:p text:style-name="P143"><text:span text:style-name="T144"><text:s/>Пояснительная записка к курсовому проекту, соответствующая требованиям ГОСТ 19.404-79</text:span></text:p>
            </text:list-item>
          </text:list>
        </text:list-item>
        <text:list-item>
          <text:p text:style-name="P145"><text:span text:style-name="T146">Порядок контроля и приемки.</text:span></text:p>
          <text:list text:continue-numbering="true">
            <text:list-item>
              <text:p text:style-name="P147"><text:span text:style-name="T148"><text:s/>Контроль и приемка программы осуществляются на основании ниже представл</text:span><text:span text:style-name="T149">енного</text:span></text:p>
              <text:list text:continue-numbering="true">
                <text:list-item>
                  <text:p text:style-name="P150"><text:span text:style-name="T151">Исполняемого файла программы</text:span></text:p>
                </text:list-item>
                <text:list-item>
                  <text:p text:style-name="P152"><text:span text:style-name="T153">Файла с исходными текстами программы</text:span></text:p>
                </text:list-item>
              </text:list>
            </text:list-item>
          </text:list>
        </text:list-item>
      </text:list>
      <text:p text:style-name="P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ленка Балакирева</meta:initial-creator>
    <dc:creator>Дом</dc:creator>
    <meta:creation-date>2015-03-03T19:27:00Z</meta:creation-date>
    <dc:date>2017-03-16T19:46:00Z</dc:date>
    <meta:print-date>2016-06-29T04:55:00Z</meta:print-date>
    <meta:template xlink:href="Normal" xlink:type="simple"/>
    <meta:editing-cycles>15</meta:editing-cycles>
    <meta:editing-duration>PT20400S</meta:editing-duration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9" meta:word-count="702" meta:character-count="4697" meta:row-count="33" meta:non-whitespace-character-count="4004"/>
  </office:meta>
</office:document-meta>
</file>